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48" calcext:value-type="float">
            <text:p>22,48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61" calcext:value-type="float">
            <text:p>29,61</text:p>
          </table:table-cell>
          <table:table-cell office:value-type="float" office:value="538" calcext:value-type="float">
            <text:p>538</text:p>
          </table:table-cell>
          <table:table-cell table:formula="of:=LN([.C4]/[.C5])/([.B5]-[.B4])*1000" office:value-type="float" office:value="30.5645862505532" calcext:value-type="float">
            <text:p>30,5645862505532</text:p>
          </table:table-cell>
          <table:table-cell table:formula="of:=SQRT((1/([.C4]*([.B5]-[.B4])))^2*5^2+(1/([.C5]*([.B5]-[.B4])))^2*5^2+2*(LN([.C4]/[.C5])/([.B5]-[.B4])^2)^2*0.01^2)*1000" office:value-type="float" office:value="1.67375683032318" calcext:value-type="float">
            <text:p>1,67375683032318</text:p>
          </table:table-cell>
        </table:table-row>
        <table:table-row table:style-name="ro1">
          <table:table-cell/>
          <table:table-cell office:value-type="float" office:value="37.7" calcext:value-type="float">
            <text:p>37,7</text:p>
          </table:table-cell>
          <table:table-cell office:value-type="float" office:value="418" calcext:value-type="float">
            <text:p>418</text:p>
          </table:table-cell>
          <table:table-cell table:formula="of:=LN([.C5]/[.C6])/([.B6]-[.B5])*1000" office:value-type="float" office:value="31.196183885912" calcext:value-type="float">
            <text:p>31,196183885912</text:p>
          </table:table-cell>
          <table:table-cell table:formula="of:=SQRT((1/([.C5]*([.B6]-[.B5])))^2*5^2+(1/([.C6]*([.B6]-[.B5])))^2*5^2+2*(LN([.C5]/[.C6])/([.B6]-[.B5])^2)^2*0.01^2)*1000" office:value-type="float" office:value="1.8732021402955" calcext:value-type="float">
            <text:p>1,8732021402955</text:p>
          </table:table-cell>
        </table:table-row>
        <table:table-row table:style-name="ro1">
          <table:table-cell/>
          <table:table-cell office:value-type="float" office:value="41.09" calcext:value-type="float">
            <text:p>41,09</text:p>
          </table:table-cell>
          <table:table-cell office:value-type="float" office:value="367" calcext:value-type="float">
            <text:p>367</text:p>
          </table:table-cell>
          <table:table-cell table:formula="of:=LN([.C6]/[.C7])/([.B7]-[.B6])*1000" office:value-type="float" office:value="38.3833582507923" calcext:value-type="float">
            <text:p>38,3833582507923</text:p>
          </table:table-cell>
          <table:table-cell table:formula="of:=SQRT((1/([.C6]*([.B7]-[.B6])))^2*5^2+(1/([.C7]*([.B7]-[.B6])))^2*5^2+2*(LN([.C6]/[.C7])/([.B7]-[.B6])^2)^2*0.01^2)*1000" office:value-type="float" office:value="5.3504684940026" calcext:value-type="float">
            <text:p>5,3504684940026</text:p>
          </table:table-cell>
        </table:table-row>
        <table:table-row table:style-name="ro1">
          <table:table-cell/>
          <table:table-cell office:value-type="float" office:value="51.62" calcext:value-type="float">
            <text:p>51,62</text:p>
          </table:table-cell>
          <table:table-cell office:value-type="float" office:value="269" calcext:value-type="float">
            <text:p>269</text:p>
          </table:table-cell>
          <table:table-cell table:formula="of:=LN([.C7]/[.C8])/([.B8]-[.B7])*1000" office:value-type="float" office:value="29.5014689888634" calcext:value-type="float">
            <text:p>29,5014689888634</text:p>
          </table:table-cell>
          <table:table-cell table:formula="of:=SQRT((1/([.C7]*([.B8]-[.B7])))^2*5^2+(1/([.C8]*([.B8]-[.B7])))^2*5^2+2*(LN([.C7]/[.C8])/([.B8]-[.B7])^2)^2*0.01^2)*1000" office:value-type="float" office:value="2.18893096049063" calcext:value-type="float">
            <text:p>2,18893096049063</text:p>
          </table:table-cell>
        </table:table-row>
        <table:table-row table:style-name="ro1">
          <table:table-cell/>
          <table:table-cell office:value-type="float" office:value="65.45" calcext:value-type="float">
            <text:p>65,45</text:p>
          </table:table-cell>
          <table:table-cell office:value-type="float" office:value="171" calcext:value-type="float">
            <text:p>171</text:p>
          </table:table-cell>
          <table:table-cell table:formula="of:=LN([.C8]/[.C9])/([.B9]-[.B8])*1000" office:value-type="float" office:value="32.758338618885" calcext:value-type="float">
            <text:p>32,758338618885</text:p>
          </table:table-cell>
          <table:table-cell table:formula="of:=SQRT((1/([.C8]*([.B9]-[.B8])))^2*5^2+(1/([.C9]*([.B9]-[.B8])))^2*5^2+2*(LN([.C8]/[.C9])/([.B9]-[.B8])^2)^2*0.01^2)*1000" office:value-type="float" office:value="2.50547100559611" calcext:value-type="float">
            <text:p>2,50547100559611</text:p>
          </table:table-cell>
        </table:table-row>
        <table:table-row table:style-name="ro1">
          <table:table-cell/>
          <table:table-cell office:value-type="float" office:value="83.64" calcext:value-type="float">
            <text:p>83,64</text:p>
          </table:table-cell>
          <table:table-cell office:value-type="float" office:value="94" calcext:value-type="float">
            <text:p>94</text:p>
          </table:table-cell>
          <table:table-cell table:formula="of:=LN([.C9]/[.C10])/([.B10]-[.B9])*1000" office:value-type="float" office:value="32.8954796169684" calcext:value-type="float">
            <text:p>32,8954796169684</text:p>
          </table:table-cell>
          <table:table-cell table:formula="of:=SQRT((1/([.C9]*([.B10]-[.B9])))^2*5^2+(1/([.C10]*([.B10]-[.B9])))^2*5^2+2*(LN([.C9]/[.C10])/([.B10]-[.B9])^2)^2*0.01^2)*1000" office:value-type="float" office:value="3.33700961909139" calcext:value-type="float">
            <text:p>3,33700961909139</text:p>
          </table:table-cell>
        </table:table-row>
        <table:table-row table:style-name="ro1">
          <table:table-cell/>
          <table:table-cell office:value-type="float" office:value="98.25" calcext:value-type="float">
            <text:p>98,25</text:p>
          </table:table-cell>
          <table:table-cell office:value-type="float" office:value="65" calcext:value-type="float">
            <text:p>65</text:p>
          </table:table-cell>
          <table:table-cell table:formula="of:=LN([.C10]/[.C11])/([.B11]-[.B10])*1000" office:value-type="float" office:value="25.2503430783276" calcext:value-type="float">
            <text:p>25,2503430783276</text:p>
          </table:table-cell>
          <table:table-cell table:formula="of:=SQRT((1/([.C10]*([.B11]-[.B10])))^2*5^2+(1/([.C11]*([.B11]-[.B10])))^2*5^2+2*(LN([.C10]/[.C11])/([.B11]-[.B10])^2)^2*0.01^2)*1000" office:value-type="float" office:value="6.40132620078076" calcext:value-type="float">
            <text:p>6,40132620078076</text:p>
          </table:table-cell>
        </table:table-row>
        <table:table-row table:style-name="ro1">
          <table:table-cell/>
          <table:table-cell office:value-type="float" office:value="109.37" calcext:value-type="float">
            <text:p>109,37</text:p>
          </table:table-cell>
          <table:table-cell office:value-type="float" office:value="48" calcext:value-type="float">
            <text:p>48</text:p>
          </table:table-cell>
          <table:table-cell table:formula="of:=LN([.C11]/[.C12])/([.B12]-[.B11])*1000" office:value-type="float" office:value="27.2649513478189" calcext:value-type="float">
            <text:p>27,2649513478189</text:p>
          </table:table-cell>
          <table:table-cell table:formula="of:=SQRT((1/([.C11]*([.B12]-[.B11])))^2*5^2+(1/([.C12]*([.B12]-[.B11])))^2*5^2+2*(LN([.C11]/[.C12])/([.B12]-[.B11])^2)^2*0.01^2)*1000" office:value-type="float" office:value="11.6449031999084" calcext:value-type="float">
            <text:p>11,6449031999084</text:p>
          </table:table-cell>
        </table:table-row>
        <table:table-row table:style-name="ro1">
          <table:table-cell/>
          <table:table-cell office:value-type="float" office:value="120.69" calcext:value-type="float">
            <text:p>120,69</text:p>
          </table:table-cell>
          <table:table-cell office:value-type="float" office:value="38" calcext:value-type="float">
            <text:p>38</text:p>
          </table:table-cell>
          <table:table-cell table:formula="of:=LN([.C12]/[.C13])/([.B13]-[.B12])*1000" office:value-type="float" office:value="20.6373543446559" calcext:value-type="float">
            <text:p>20,6373543446559</text:p>
          </table:table-cell>
          <table:table-cell table:formula="of:=SQRT((1/([.C12]*([.B13]-[.B12])))^2*5^2+(1/([.C13]*([.B13]-[.B12])))^2*5^2+2*(LN([.C12]/[.C13])/([.B13]-[.B12])^2)^2*0.01^2)*1000" office:value-type="float" office:value="14.8251532472758" calcext:value-type="float">
            <text:p>14,8251532472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PRODUCT([.D5:.D13];[.E5:.E13])/SUM([.E5:.E13])" office:value-type="float" office:value="27.2382926672683" calcext:value-type="float">
            <text:p>27,23829266726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48:33.720279954</meta:creation-date>
    <dc:date>2018-06-08T12:17:27.436582018</dc:date>
    <meta:editing-duration>PT8M25S</meta:editing-duration>
    <meta:editing-cycles>1</meta:editing-cycles>
    <meta:document-statistic meta:table-count="1" meta:cell-count="41" meta:object-count="0"/>
    <meta:generator>LibreOffice/6.0.3.2$Linux_X86_64 LibreOffice_project/00m0$Build-2</meta:generator>
  </office:meta>
</office:document-meta>
</file>